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5bc0"/>
    </style:style>
    <style:style style:name="P2" style:family="paragraph" style:parent-style-name="Standard">
      <style:text-properties officeooo:paragraph-rsid="000b0ca2"/>
    </style:style>
    <style:style style:name="P3" style:family="paragraph" style:parent-style-name="Standard">
      <style:text-properties officeooo:paragraph-rsid="000b308b"/>
    </style:style>
    <style:style style:name="P4" style:family="paragraph" style:parent-style-name="Standard">
      <style:text-properties officeooo:paragraph-rsid="000d52b4"/>
    </style:style>
    <style:style style:name="P5" style:family="paragraph" style:parent-style-name="Standard">
      <style:text-properties officeooo:rsid="00040ef6" officeooo:paragraph-rsid="00040ef6"/>
    </style:style>
    <style:style style:name="P6" style:family="paragraph" style:parent-style-name="Standard">
      <style:text-properties officeooo:rsid="00055bc0" officeooo:paragraph-rsid="00055bc0"/>
    </style:style>
    <style:style style:name="P7" style:family="paragraph" style:parent-style-name="Standard">
      <style:text-properties style:text-position="0% 100%" officeooo:rsid="0005735e" officeooo:paragraph-rsid="001090fa"/>
    </style:style>
    <style:style style:name="P8" style:family="paragraph" style:parent-style-name="Standard">
      <style:text-properties style:text-position="0% 100%" officeooo:rsid="0005735e" officeooo:paragraph-rsid="0005735e"/>
    </style:style>
    <style:style style:name="P9" style:family="paragraph" style:parent-style-name="Standard">
      <style:text-properties style:text-position="0% 100%" officeooo:rsid="0005735e" officeooo:paragraph-rsid="00084b83"/>
    </style:style>
    <style:style style:name="P10" style:family="paragraph" style:parent-style-name="Standard">
      <style:text-properties style:text-position="0% 100%" officeooo:rsid="001090fa" officeooo:paragraph-rsid="001090fa"/>
    </style:style>
    <style:style style:name="P11" style:family="paragraph" style:parent-style-name="Standard">
      <style:text-properties style:text-position="0% 100%" officeooo:rsid="000befda" officeooo:paragraph-rsid="000befda"/>
    </style:style>
    <style:style style:name="P12" style:family="paragraph" style:parent-style-name="Standard">
      <style:text-properties style:text-position="0% 100%" officeooo:rsid="00084b83" officeooo:paragraph-rsid="00084b83"/>
    </style:style>
    <style:style style:name="P13" style:family="paragraph" style:parent-style-name="Standard">
      <style:text-properties style:text-position="0% 100%" officeooo:rsid="000a0f76" officeooo:paragraph-rsid="000a0f76"/>
    </style:style>
    <style:style style:name="P14" style:family="paragraph" style:parent-style-name="Standard">
      <style:text-properties style:text-position="0% 100%" officeooo:rsid="000b0ca2" officeooo:paragraph-rsid="000b0ca2"/>
    </style:style>
    <style:style style:name="P15" style:family="paragraph" style:parent-style-name="Standard">
      <style:text-properties style:text-position="0% 100%" officeooo:rsid="000d52b4" officeooo:paragraph-rsid="000d52b4"/>
    </style:style>
    <style:style style:name="P16" style:family="paragraph" style:parent-style-name="Standard">
      <style:text-properties officeooo:paragraph-rsid="0018a936"/>
    </style:style>
    <style:style style:name="P17" style:family="paragraph" style:parent-style-name="Standard">
      <style:text-properties officeooo:paragraph-rsid="001121af"/>
    </style:style>
    <style:style style:name="P18" style:family="paragraph" style:parent-style-name="Standard">
      <style:text-properties officeooo:paragraph-rsid="001f4a4f"/>
    </style:style>
    <style:style style:name="P19" style:family="paragraph" style:parent-style-name="Standard">
      <style:paragraph-properties fo:break-before="page"/>
      <style:text-properties officeooo:rsid="00055bc0" officeooo:paragraph-rsid="00055bc0"/>
    </style:style>
    <style:style style:name="P20" style:family="paragraph" style:parent-style-name="Standard">
      <style:text-properties style:text-position="0% 100%" officeooo:rsid="001f4a4f" officeooo:paragraph-rsid="001f4a4f"/>
    </style:style>
    <style:style style:name="P21" style:family="paragraph" style:parent-style-name="Standard" style:list-style-name="L2">
      <style:text-properties style:text-position="0% 100%" officeooo:rsid="0005735e" officeooo:paragraph-rsid="0005735e"/>
    </style:style>
    <style:style style:name="P22" style:family="paragraph" style:parent-style-name="Standard">
      <style:text-properties style:text-position="0% 100%" officeooo:rsid="0005735e" officeooo:paragraph-rsid="0005735e"/>
    </style:style>
    <style:style style:name="P23" style:family="paragraph" style:parent-style-name="Standard" style:list-style-name="L3">
      <style:text-properties style:text-position="0% 100%" officeooo:rsid="00068aa3" officeooo:paragraph-rsid="00068aa3"/>
    </style:style>
    <style:style style:name="P24" style:family="paragraph" style:parent-style-name="Standard">
      <style:text-properties style:text-position="0% 100%" officeooo:rsid="001b2994" officeooo:paragraph-rsid="001b2994"/>
    </style:style>
    <style:style style:name="P25" style:family="paragraph" style:parent-style-name="Standard" style:list-style-name="L4">
      <style:text-properties style:text-position="0% 100%" officeooo:rsid="001b2994" officeooo:paragraph-rsid="001b2994"/>
    </style:style>
    <style:style style:name="P26" style:family="paragraph" style:parent-style-name="Standard" style:list-style-name="L4">
      <style:text-properties style:text-position="0% 100%" officeooo:rsid="000befda" officeooo:paragraph-rsid="000befda"/>
    </style:style>
    <style:style style:name="P27" style:family="paragraph" style:parent-style-name="Standard" style:list-style-name="L5">
      <style:text-properties style:text-position="0% 100%" officeooo:rsid="000b308b" officeooo:paragraph-rsid="000b308b"/>
    </style:style>
    <style:style style:name="P28" style:family="paragraph" style:parent-style-name="Standard" style:list-style-name="L1">
      <style:text-properties officeooo:paragraph-rsid="001f4a4f"/>
    </style:style>
    <style:style style:name="P29" style:family="paragraph" style:parent-style-name="Standard" style:list-style-name="L2">
      <style:text-properties officeooo:paragraph-rsid="0005735e"/>
    </style:style>
    <style:style style:name="P30" style:family="paragraph" style:parent-style-name="Standard" style:list-style-name="L3">
      <style:text-properties officeooo:paragraph-rsid="00068aa3"/>
    </style:style>
    <style:style style:name="P31" style:family="paragraph" style:parent-style-name="Standard" style:list-style-name="L4">
      <style:text-properties officeooo:paragraph-rsid="000befda"/>
    </style:style>
    <style:style style:name="P32" style:family="paragraph" style:parent-style-name="Standard" style:list-style-name="L4">
      <style:text-properties officeooo:paragraph-rsid="0013a629"/>
    </style:style>
    <style:style style:name="P33" style:family="paragraph" style:parent-style-name="Standard" style:list-style-name="L5">
      <style:text-properties officeooo:paragraph-rsid="000b308b"/>
    </style:style>
    <style:style style:name="P34" style:family="paragraph" style:parent-style-name="Standard">
      <style:text-properties officeooo:paragraph-rsid="0020670a"/>
    </style:style>
    <style:style style:name="P35" style:family="paragraph" style:parent-style-name="Standard">
      <style:text-properties officeooo:rsid="00055bc0" officeooo:paragraph-rsid="00055bc0"/>
    </style:style>
    <style:style style:name="T1" style:family="text">
      <style:text-properties officeooo:rsid="00055bc0"/>
    </style:style>
    <style:style style:name="T2" style:family="text">
      <style:text-properties style:text-position="0% 100%" officeooo:rsid="00055bc0"/>
    </style:style>
    <style:style style:name="T3" style:family="text">
      <style:text-properties style:text-position="0% 100%" officeooo:rsid="0005735e"/>
    </style:style>
    <style:style style:name="T4" style:family="text">
      <style:text-properties style:text-position="0% 100%" officeooo:rsid="00068aa3"/>
    </style:style>
    <style:style style:name="T5" style:family="text">
      <style:text-properties style:text-position="0% 100%" officeooo:rsid="00084b83"/>
    </style:style>
    <style:style style:name="T6" style:family="text">
      <style:text-properties style:text-position="0% 100%" officeooo:rsid="000b0ca2"/>
    </style:style>
    <style:style style:name="T7" style:family="text">
      <style:text-properties style:text-position="0% 100%" officeooo:rsid="000b308b"/>
    </style:style>
    <style:style style:name="T8" style:family="text">
      <style:text-properties style:text-position="0% 100%" officeooo:rsid="000befda"/>
    </style:style>
    <style:style style:name="T9" style:family="text">
      <style:text-properties style:text-position="0% 100%" officeooo:rsid="000d52b4"/>
    </style:style>
    <style:style style:name="T10" style:family="text">
      <style:text-properties style:text-position="0% 100%" officeooo:rsid="001090fa"/>
    </style:style>
    <style:style style:name="T11" style:family="text">
      <style:text-properties style:text-position="0% 100%" officeooo:rsid="001121af"/>
    </style:style>
    <style:style style:name="T12" style:family="text">
      <style:text-properties style:text-position="0% 100%" officeooo:rsid="0011f7a9"/>
    </style:style>
    <style:style style:name="T13" style:family="text">
      <style:text-properties style:text-position="0% 100%" officeooo:rsid="0013a629"/>
    </style:style>
    <style:style style:name="T14" style:family="text">
      <style:text-properties style:text-position="0% 100%" officeooo:rsid="0014db73"/>
    </style:style>
    <style:style style:name="T15" style:family="text">
      <style:text-properties style:text-position="0% 100%" officeooo:rsid="00176dd2"/>
    </style:style>
    <style:style style:name="T16" style:family="text">
      <style:text-properties style:text-position="0% 100%" officeooo:rsid="0018a936"/>
    </style:style>
    <style:style style:name="T17" style:family="text">
      <style:text-properties style:text-position="0% 100%" officeooo:rsid="0018f97b"/>
    </style:style>
    <style:style style:name="T18" style:family="text">
      <style:text-properties style:text-position="0% 100%" officeooo:rsid="001a19a4"/>
    </style:style>
    <style:style style:name="T19" style:family="text">
      <style:text-properties style:text-position="0% 100%" officeooo:rsid="001b2994"/>
    </style:style>
    <style:style style:name="T20" style:family="text">
      <style:text-properties style:text-position="0% 100%" officeooo:rsid="001f4a4f"/>
    </style:style>
    <style:style style:name="T21" style:family="text">
      <style:text-properties style:text-position="0% 100%" officeooo:rsid="0020670a"/>
    </style:style>
    <style:style style:name="T22" style:family="text">
      <style:text-properties style:text-position="0% 100%" officeooo:rsid="00225ec4"/>
    </style:style>
    <style:style style:name="T23" style:family="text">
      <style:text-properties officeooo:rsid="001090fa"/>
    </style:style>
    <style:style style:name="T24" style:family="text">
      <style:text-properties officeooo:rsid="0018f97b"/>
    </style:style>
    <style:style style:name="T25" style:family="text">
      <style:text-properties officeooo:rsid="001a19a4"/>
    </style:style>
    <style:style style:name="T26" style:family="text">
      <style:text-properties officeooo:rsid="001b2994"/>
    </style:style>
    <style:style style:name="T27" style:family="text">
      <style:text-properties officeooo:rsid="001cf642"/>
    </style:style>
    <style:style style:name="T28" style:family="text">
      <style:text-properties officeooo:rsid="001f4a4f"/>
    </style:style>
    <style:style style:name="T29" style:family="text">
      <style:text-properties officeooo:rsid="0020670a"/>
    </style:style>
    <style:style style:name="T30" style:family="text">
      <style:text-properties officeooo:rsid="00225e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OLO: Esame di Digital System Design</text:p>
      <text:p text:style-name="P5">SOTTOTITOLO: Implementazione di un modulo CRC mittente/destinatario in VHDL</text:p>
      <text:p text:style-name="P6">DESIGNER: Costa David &amp; Peraz Giuliano</text:p>
      <text:p text:style-name="P19">COSA È IL CRC</text:p>
      <text:p text:style-name="P1"><text:span text:style-name="T1">CRC (Cyclic Redundancy Code/Check) è un algoritmo di rilevazione degli errori utilizzato spesso nelle trasmissioni dat</text:span><text:span text:style-name="T23">i </text:span><text:span text:style-name="T29">quali USB, ATM, GSM</text:span><text:span text:style-name="T1">.</text:span></text:p>
      <text:p text:style-name="P6">Il funzionamento si basa sull’invio di un messaggio di M bit ai quali si aggiungono F bit di ridondanza che contengono il codice CRC.</text:p>
      <text:p text:style-name="P34"><text:span text:style-name="T29">Ogni bit i-esimo del messaggio rappresenta il coefficiente di un polinomio di ordine M, quindi il messaggio può essere visto come una somma di potenze con coefficiente 1 o 0, ad esempio:</text:span><text:span text:style-name="T2"><text:line-break/>1 0000 1010 = 1*x^8+0*x^7+0*x^6+..+1*x^3+0*x^2+1*x^1+0*x^0 = x^8+x^3+x^1</text:span></text:p>
      <text:p text:style-name="P34"><text:span text:style-name="T2">L’algoritmo prevede la definizione di un polinomio di ordine F che sarà usato come divisore del messaggio </text:span><text:span text:style-name="T21">per ricavare il codice CRC da spedire</text:span><text:span text:style-name="T2">. Tale polinomio deve possedere alcune caratteristiche matematiche particolar</text:span><text:span text:style-name="T3">i</text:span><text:span text:style-name="T2"> e ne esistono molti già standardadizzati. </text:span><text:span text:style-name="T21">Una lista esaustiva di tali codici si può reperire sul sito su Wikipedia inglese alla voce Cyclic Redundancy Check</text:span><text:span text:style-name="T3">.</text:span></text:p>
      <text:p text:style-name="P34"><text:span text:style-name="T21">Ogni</text:span><text:span text:style-name="T10"> polinomio non è altro che una sequenza di bit aventi significato analogo a quello del messaggio sopra </text:span><text:span text:style-name="T21">descritto.</text:span></text:p>
      <text:p text:style-name="P7"/>
      <text:p text:style-name="P8">COME SI CALCOLA IL CRC</text:p>
      <text:p text:style-name="P34"><text:span text:style-name="T21">Il calcolo del CRC non è altro che una divisione polinomiale tra il messaggio e polinomio divisore.</text:span><text:span text:style-name="T3"> </text:span><text:span text:style-name="T22">Al termine</text:span><text:span text:style-name="T3"> della </text:span><text:span text:style-name="T22">divisione</text:span><text:span text:style-name="T3"> si avr</text:span><text:span text:style-name="T22">anno</text:span><text:span text:style-name="T3"> risultato e <text:s/>resto, </text:span><text:span text:style-name="T22">s</text:span><text:span text:style-name="T3">i scarta il risultato e si salva il resto della divisione negli F bit del codice. </text:span><text:span text:style-name="T5">Gli F bit saranno poi inseriti in coda agli M bit del messaggio per ottenere l’inter</text:span><text:span text:style-name="T22">a stringa</text:span><text:span text:style-name="T5"> da inviare.</text:span></text:p>
      <text:p text:style-name="P8">[immagine esplicativa tratta spudoratamente da Wiki]</text:p>
      <text:p text:style-name="P10">Al termine della trasmissione d<text:span text:style-name="T30">ella stringa di bit lunga M+F bit </text:span>il destinatario potrà verificare la correttezza dividendo ciò che ha ricevuto per lo stesso polinomio divisore del mittente, se il resto sarà nullo allora significherà che il messaggio è stato trasmesso e ricevuto correttamente.</text:p>
      <text:p text:style-name="P8"/>
      <text:p text:style-name="P8">COSA È STATO IMPLEMENTATO</text:p>
      <text:p text:style-name="P9">Noi abbiamo implementato un modulo CRC mittente/destinatario sincrono, cioè un componente hardware capace di funzionare sia come mittente di messaggio + CRC sia come destinatario in grado di verificare se il messaggio è giunto a destinazione senza alcun errore.</text:p>
      <text:p text:style-name="P17"><text:span text:style-name="T19">Dalle </text:span><text:span text:style-name="T11">specifiche fornite abbiamo impostato M = 56 bit e F = 8 bit per un totale </text:span><text:span text:style-name="T12">T=</text:span><text:span text:style-name="T11"> 64 bit di messaggio da trasmettere o da ricevere.</text:span></text:p>
      <text:p text:style-name="P20">Il comportamento del modulo è il seguente:</text:p>
      <text:list xml:id="list1667785234" text:style-name="L1">
        <text:list-item>
          <text:p text:style-name="P28"><text:span text:style-name="T5">mittente: riceve in input una sequenza di 56 bit che inizia a trasmettere dopo </text:span><text:span text:style-name="T11">8</text:span><text:span text:style-name="T5"> cicli di clock e </text:span><text:span text:style-name="T17">durante la ricezione del m</text:span><text:span text:style-name="T19">e</text:span><text:span text:style-name="T17">ssaggio</text:span><text:span text:style-name="T5"> è calcolato il CRC da inserire in coda al messaggio di output;</text:span></text:p>
        </text:list-item>
        <text:list-item>
          <text:p text:style-name="P28"><text:span text:style-name="T5">destinatario: riceve in ingresso un messaggio di 64 bit del quale deve calcolare il CRC. In output è replicato il messaggio ricevuto in ingresso ma gli ultimi </text:span><text:span text:style-name="T11">8</text:span><text:span text:style-name="T5"> bit segnalano l’effettiva correttezza del messaggio ricevuto. </text:span></text:p>
        </text:list-item>
      </text:list>
      <text:p text:style-name="P18"><text:span text:style-name="T5">Noi abbiamo impostato che gli ultimi </text:span><text:span text:style-name="T11">8</text:span><text:span text:style-name="T5"> bit siano uguali a 0 se il messaggio ricevuto è corretto. </text:span><text:span text:style-name="T11">Questo per poter sfruttare la capacità di rivelazione dell’errore da parte dell’algoritmo CRC senza dover aggiungere ulteriori moduli che potessero complicare il design.</text:span></text:p>
      <text:p text:style-name="P9">Il chip ha il seguente layout:</text:p>
      <text:p text:style-name="P8">[Immagine di layout esterno di CRC_top]</text:p>
      <text:p text:style-name="P8">Descrizione dei segnali:</text:p>
      <text:list xml:id="list1729130869" text:style-name="L2">
        <text:list-item>
          <text:p text:style-name="P21">md : indica al chip se funzionare come mittente o come destinatario <text:span text:style-name="T27">(0 = mittente, 1 = destinatario)</text:span>;</text:p>
        </text:list-item>
        <text:list-item>
          <text:p text:style-name="P21">line_in : <text:span text:style-name="T24">linea seriale in ingresso, da questa vengono trasmessi/ricevuti i bit</text:span>;</text:p>
        </text:list-item>
        <text:list-item>
          <text:p text:style-name="P21">clock : <text:span text:style-name="T24">temporizzatore per sincronizzazione del circuito e della logica interna</text:span>;</text:p>
        </text:list-item>
        <text:list-item>
          <text:p text:style-name="P21">reset : <text:span text:style-name="T24">per ripristinare il circuito e portarlo in uno stato conosciuto</text:span>;</text:p>
        </text:list-item>
        <text:list-item>
          <text:p text:style-name="P21">line_out : <text:span text:style-name="T24">output seriale dal quale escono i 64 bit (56 messaggio + 8 CRC se mittente, 56 + 8 di verifica se destinatario)</text:span>;</text:p>
        </text:list-item>
        <text:list-item>
          <text:p text:style-name="P29"><text:span text:style-name="T3">busy : indica quando il circuito è impegnato a </text:span><text:span text:style-name="T17">inviare su line_out</text:span><text:span text:style-name="T3"> il CRC e quindi non </text:span><text:soft-page-break/><text:span text:style-name="T3">considera i </text:span><text:span text:style-name="T17">bit</text:span><text:span text:style-name="T3"> </text:span><text:span text:style-name="T17">di line_in</text:span><text:span text:style-name="T3"> come valori </text:span><text:span text:style-name="T17">di ingresso </text:span><text:span text:style-name="T15">significativi</text:span><text:span text:style-name="T3">.</text:span></text:p>
        </text:list-item>
      </text:list>
      <text:p text:style-name="P8"/>
      <text:p text:style-name="P8">COME È STATO IMPLEMENTATO</text:p>
      <text:p text:style-name="P8">La descrizione del circuito è la seguente:</text:p>
      <text:p text:style-name="P8">[immagine del diagramma a blocchi]</text:p>
      <text:p text:style-name="P8">DESCRIZIONE DEI BLOCCHI:</text:p>
      <text:list xml:id="list138068491" text:style-name="L3">
        <text:list-item>
          <text:p text:style-name="P30"><text:span text:style-name="T4">SHIFT_REGISTER: serve principalmente per sincronizzare l’uscita e per ritardare di </text:span><text:span text:style-name="T20">8</text:span><text:span text:style-name="T4"> cicli di clock l’uscita in modo da spedire </text:span><text:span text:style-name="T14">tutti i 64 bit insieme, sia che </text:span><text:span text:style-name="T20">il modulo sia impostato come</text:span><text:span text:style-name="T14"> mittente o </text:span><text:span text:style-name="T20">come </text:span><text:span text:style-name="T14">destinatario</text:span><text:span text:style-name="T4">.</text:span></text:p>
        </text:list-item>
        <text:list-item>
          <text:p text:style-name="P30"><text:span text:style-name="T4">CRC_LOGIC: è uno shift register con </text:span><text:span text:style-name="T14">la possibilità di abilitare la </text:span><text:span text:style-name="T4">funzione di calcolo del CRC mediante il segnale di enable;</text:span></text:p>
        </text:list-item>
        <text:list-item>
          <text:p text:style-name="P30"><text:span text:style-name="T4">CRC_CONTROLLER: abilita il calcolo del codice CRC, abilita o meno la ricezione dell’input, controlla quale sia l</text:span><text:span text:style-name="T14">a parte di messaggio</text:span><text:span text:style-name="T4"> da spedire </text:span><text:span text:style-name="T20">su line_out</text:span><text:span text:style-name="T4"> (se messaggio o CRC);</text:span></text:p>
        </text:list-item>
        <text:list-item>
          <text:p text:style-name="P23">MULTIPLEXER: multiplexa l’uscita tra <text:span text:style-name="T28">lo SHIFT_REGISTER</text:span> e CRC_<text:span text:style-name="T28">LOGIC in modo da inviare prima tutti i 56 bit del messaggio ricevuto e poi gli 8 bit di CRC/codice di rilevazione errori contenuti nel CRC_LOGIC</text:span>;</text:p>
        </text:list-item>
        <text:list-item>
          <text:p text:style-name="P23">MD_ENABLE: imposta il comportamento della logica come mittente o come destinatario, <text:span text:style-name="T28">disabilita la propagazione del segnale di CRC_CONTROLLER alla CRC_LOGIC per continuare a calcolare il CRC nel caso il modulo fosse impostato come destinatario</text:span>.</text:p>
          <text:p text:style-name="P23"/>
        </text:list-item>
      </text:list>
      <text:p text:style-name="P11">MOTIVAZIONE DELL’IMPLEMENTAZIONE</text:p>
      <text:p text:style-name="P24">Il design scelto è stato implementato tenendo in considerazione le seguenti metriche per la realizzazione del modulo hardware:</text:p>
      <text:list xml:id="list1359917143" text:style-name="L4">
        <text:list-item>
          <text:p text:style-name="P31"><text:span text:style-name="T8">prestazion</text:span><text:span text:style-name="T19">i</text:span><text:span text:style-name="T8">: </text:span><text:span text:style-name="T19">invece di salvare tutto il messaggio in una memoria, calcolare il CRC, salvare quest ultimo e poi inviare messaggio + CRC il nostro modulo </text:span><text:span text:style-name="T8">impiega </text:span><text:span text:style-name="T19">solo </text:span><text:span text:style-name="T8">pochi cicli di clock p</text:span><text:span text:style-name="T13">rima di</text:span><text:span text:style-name="T8"> inviare l’intero messaggi</text:span><text:span text:style-name="T19">o, questo perché si è pensato alla concorrenza intrinseca dell’algoritmo che permette il calcolo del CRC direttamente durante la ricezione del messaggio;</text:span></text:p>
        </text:list-item>
        <text:list-item>
          <text:p text:style-name="P25">robustezza: ogni modulo che compone il modulo è stato realizzato pensando e testando i casi in cui si potrebbe avere un input indesiderato o che possa portare a output non definiti;</text:p>
        </text:list-item>
        <text:list-item>
          <text:p text:style-name="P26">occupazione di area: gli elementi sono stati pensati e implementati avendo in mente la minore occupazione di area possibile per il chip anche grazie a un design che permette il riutilizzo dei moduli per fungere sia da logica di calcolo, sia da celle di memoria;</text:p>
        </text:list-item>
        <text:list-item>
          <text:p text:style-name="P32"><text:span text:style-name="T8">riutilizzo della proprietà intellettuale: sono stati creati moduli generici </text:span><text:span text:style-name="T13">quali</text:span><text:span text:style-name="T8"> il CRC_LOGIC e il CRC_CONTROLLER che possono essere usati per altri progetti;</text:span></text:p>
        </text:list-item>
        <text:list-item>
          <text:p text:style-name="P26">manutenzione: il codice VHDL è stato scritto per essere il più chiaro possibile in modo che chiunque possa essere in grado di leggerlo senza difficoltà.</text:p>
          <text:p text:style-name="P26"/>
        </text:list-item>
      </text:list>
      <text:p text:style-name="P12">IMPLEMENTAZIONE DEI BLOCCHI:</text:p>
      <text:p text:style-name="P12">SHIFT_REGISTER:<text:line-break/>[immagine di uno shift register presa a caso su eternit]</text:p>
      <text:p text:style-name="P12">È stato scelto uno shift register perché permette di temporizzare l’uscita con il clock e perché è stato necessario inserire un ritardo di <text:span text:style-name="T26">8</text:span> cicli di clock per il calcolo del CRC. Tale ritardo deve essere presente nel funzionamento come mittente per la corretta spedizione d<text:span text:style-name="T26">ei 64</text:span> bit ed è necessario se si vuole calcolare la correttezza del messaggio quando il chip è <text:span text:style-name="T26">impostato come</text:span> destinatario.</text:p>
      <text:p text:style-name="P12"/>
      <text:p text:style-name="P12">CRC_LOGIC:</text:p>
      <text:p text:style-name="P4"><text:span text:style-name="T5">[DIAGRAMMA A BLOCCHI CRC_LOGIC][DIAGRAMMA DO_XOR]</text:span><text:span text:style-name="T9">[TRUTH TABLE DI DO_XOR]</text:span></text:p>
      <text:p text:style-name="P13">Il modulo che implementa la logica non è che uno shift register con la possibilità di inserire le celle <text:soft-page-break/>DO_XOR tra un flip flop e l’altro in modo da calcolare il CRC secondo la documentazione preesistente. Il modulo è stato creato in maniera tale da essere configurabile grazie all’uso di generic, rimandiamo al codice VHDL per i dettagli.</text:p>
      <text:p text:style-name="P2"><text:span text:style-name="T6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7">uguale a zero</text:span><text:span text:style-name="T6">.</text:span></text:p>
      <text:p text:style-name="P14"/>
      <text:p text:style-name="P14">CRC_CONTROLLER:</text:p>
      <text:p text:style-name="P14">[DIAGRAMMA A BLOCCHI CRC_CONTROLLER]</text:p>
      <text:p text:style-name="P3"><text:span text:style-name="T6">Essenzialmente è un contatore generico che conta i cicli di clock e fornisce in output </text:span><text:span text:style-name="T16">due</text:span><text:span text:style-name="T6"> uscit</text:span><text:span text:style-name="T16">e</text:span><text:span text:style-name="T6"> che riman</text:span><text:span text:style-name="T16">gono</text:span><text:span text:style-name="T6"> alt</text:span><text:span text:style-name="T18">e</text:span><text:span text:style-name="T6"> per un numero di cicli di clock configurabile. </text:span><text:span text:style-name="T7">Il segnal</text:span><text:span text:style-name="T16">i</text:span><text:span text:style-name="T7"> di uscita del modulo </text:span><text:span text:style-name="T6">determina</text:span><text:span text:style-name="T16">no</text:span><text:span text:style-name="T6">:</text:span></text:p>
      <text:list xml:id="list1371695420" text:style-name="L5">
        <text:list-item>
          <text:p text:style-name="P27">quando si multiplexa l’uscita tra input e uscita del CRC_LOGIC;</text:p>
        </text:list-item>
        <text:list-item>
          <text:p text:style-name="P27">quando si ignora l’input perché è in corso la trasmissione degli F bit del CRC;</text:p>
        </text:list-item>
        <text:list-item>
          <text:p text:style-name="P33"><text:span text:style-name="T7">quando si disabilita il calcolo del CRC </text:span><text:span text:style-name="T9">per inviare i bit del codice.</text:span></text:p>
        </text:list-item>
      </text:list>
      <text:p text:style-name="P16"><text:span text:style-name="T16">Nel nostro modulo sono stati utilizzati questi segnali per poter temporizzare l’invio del messaggio, il calcolo del CRC e l’invio del CRC, in pratica i moduli DO_XOR del CRC Logic devono rimanere attivi per 8 cicli di clock dopo che l’ultimo bit di messaggio è stato ricevuto, e devono essere spenti per </text:span><text:span text:style-name="T18">altri </text:span><text:span text:style-name="T16">8 cicli in modo da inviare il CRC contiguamente al messaggio in uscita.</text:span></text:p>
      <text:p text:style-name="P12"/>
      <text:p text:style-name="P15">MULTIPLEXER:</text:p>
      <text:p text:style-name="P15">[DIAGRAMMA DEL MULTIPLEXER]</text:p>
      <text:p text:style-name="P15">Semplice multiplexer al cui segnale di controllo dell’output si connette il segnale uscente dal CRC_CONTROLLER in modo da inviare il CRC verso l<text:span text:style-name="T25">ine_out</text:span>.</text:p>
      <text:p text:style-name="P15"/>
      <text:p text:style-name="P15">MD_ENABLE:</text:p>
      <text:p text:style-name="P15">[DIAGRAMMA LOGICA MD_ENABLE][TRUTH TABLE DEL MODULO]</text:p>
      <text:p text:style-name="P15">Controlla che il segnale di CRC_CONTROLLER non interrompa l’input durante il funzionamento in modalità destinatari<text:span text:style-name="T27">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9T10:57:35</dc:date>
    <meta:editing-duration>PT9H19M32S</meta:editing-duration>
    <meta:editing-cycles>16</meta:editing-cycles>
    <meta:generator>LibreOffice/3.6$Linux_X86_64 LibreOffice_project/360m1$Build-2</meta:generator>
    <meta:document-statistic meta:table-count="0" meta:image-count="0" meta:object-count="0" meta:page-count="4" meta:paragraph-count="65" meta:word-count="1413" meta:character-count="8774" meta:non-whitespace-character-count="7445"/>
  </office:meta>
</office:document-meta>
</file>